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89.99mm"/>
    </style:style>
    <style:style style:name="co3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50.01mm"/>
    </style:style>
    <style:style style:name="co9" style:family="table-column">
      <style:table-column-properties fo:break-before="auto" style:column-width="7mm"/>
    </style:style>
    <style:style style:name="co10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23.04mm"/>
    </style:style>
    <style:style style:name="co12" style:family="table-column">
      <style:table-column-properties fo:break-before="auto" style:column-width="22.58mm"/>
    </style:style>
    <style:style style:name="ro4" style:family="table-row">
      <style:table-row-properties style:row-height="12.3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4.01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5.08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5.96mm" fo:break-before="auto" style:use-optimal-row-height="false"/>
    </style:style>
    <style:style style:name="ta3" style:family="table" style:master-page-name="PageStyle_5f_JournalDeBord">
      <style:table-properties table:display="true" style:writing-mode="lr-tb"/>
    </style:style>
    <style:style style:name="ta2" style:family="table" style:master-page-name="PageStyle_5f_DiagrammeGanttPrevisionnel">
      <style:table-properties table:display="true" style:writing-mode="lr-tb"/>
    </style:style>
    <style:style style:name="ta4" style:family="table" style:master-page-name="PageStyle_5f_DiagrammeGanttReel">
      <style:table-properties table:display="true" style:writing-mode="lr-tb"/>
    </style:style>
    <style:style style:name="ta5" style:family="table" style:master-page-name="PageStyle_5f_JournalDeBord_5f_Exempl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2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padding="0.71mm"/>
    </style:style>
    <style:style style:name="ce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use-regular-expressions="false"/>
      <table:table table:name="DiagrammeGanttPrevisionnel" table:style-name="ta2">
        <office:forms form:automatic-focus="false" form:apply-design-mode="false"/>
        <table:table-column table:style-name="co8" table:number-columns-repeated="2" table:default-cell-style-name="ce20"/>
        <table:table-column table:style-name="co9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style-name="ce22"/>
          <table:table-cell table:style-name="ce41" office:value-type="string" calcext:value-type="string" table:number-columns-spanned="2" table:number-rows-spanned="1">
            <text:p>s3</text:p>
          </table:table-cell>
          <table:covered-table-cell table:style-name="ce44"/>
          <table:table-cell table:style-name="ce41" office:value-type="string" calcext:value-type="string" table:number-columns-spanned="2" table:number-rows-spanned="1">
            <text:p>s4</text:p>
          </table:table-cell>
          <table:covered-table-cell table:style-name="ce44"/>
          <table:table-cell table:style-name="ce16" office:value-type="string" calcext:value-type="string" table:number-columns-spanned="2" table:number-rows-spanned="1">
            <text:p>s5</text:p>
          </table:table-cell>
          <table:covered-table-cell table:style-name="ce16"/>
          <table:table-cell table:style-name="ce53" office:value-type="string" calcext:value-type="string" table:number-columns-spanned="2" table:number-rows-spanned="1">
            <text:p>s6</text:p>
          </table:table-cell>
          <table:covered-table-cell table:style-name="ce54"/>
          <table:table-cell table:style-name="ce16" office:value-type="string" calcext:value-type="string" table:number-columns-spanned="2" table:number-rows-spanned="1">
            <text:p>s7</text:p>
          </table:table-cell>
          <table:covered-table-cell table:style-name="ce16"/>
          <table:table-cell table:style-name="ce53" office:value-type="string" calcext:value-type="string" table:number-columns-spanned="2" table:number-rows-spanned="1">
            <text:p>s8</text:p>
          </table:table-cell>
          <table:covered-table-cell table:style-name="ce54"/>
          <table:table-cell table:style-name="ce16" office:value-type="string" calcext:value-type="string" table:number-columns-spanned="2" table:number-rows-spanned="1">
            <text:p>s9</text:p>
          </table:table-cell>
          <table:covered-table-cell table:style-name="ce54"/>
          <table:table-cell table:style-name="ce16" office:value-type="string" calcext:value-type="string" table:number-columns-spanned="2" table:number-rows-spanned="1">
            <text:p>s1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s11</text:p>
          </table:table-cell>
          <table:covered-table-cell table:style-name="ce16"/>
          <table:table-cell table:style-name="ce53" office:value-type="string" calcext:value-type="string" table:number-columns-spanned="2" table:number-rows-spanned="1">
            <text:p>s12</text:p>
          </table:table-cell>
          <table:covered-table-cell table:style-name="ce54"/>
          <table:table-cell table:style-name="ce16" office:value-type="string" calcext:value-type="string" table:number-columns-spanned="2" table:number-rows-spanned="1">
            <text:p>s13</text:p>
          </table:table-cell>
          <table:covered-table-cell table:style-name="ce16"/>
          <table:table-cell table:style-name="ce53" office:value-type="string" calcext:value-type="string" table:number-columns-spanned="2" table:number-rows-spanned="1">
            <text:p>s14</text:p>
          </table:table-cell>
          <table:covered-table-cell table:style-name="ce54"/>
          <table:table-cell table:style-name="ce16" office:value-type="string" calcext:value-type="string" table:number-columns-spanned="2" table:number-rows-spanned="1">
            <text:p>s15</text:p>
          </table:table-cell>
          <table:covered-table-cell table:style-name="ce16"/>
          <table:table-cell table:style-name="ce53" office:value-type="string" calcext:value-type="string" table:number-columns-spanned="2" table:number-rows-spanned="1">
            <text:p>s16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7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988"/>
        </table:table-row>
        <table:table-row table:style-name="ro3">
          <table:table-cell table:style-name="ce21" office:value-type="string" calcext:value-type="string">
            <text:p>Tâche 1</text:p>
          </table:table-cell>
          <table:table-cell table:style-name="ce40" office:value-type="string" calcext:value-type="string">
            <text:p>Manipulation d’image</text:p>
          </table:table-cell>
          <table:table-cell table:style-name="ce4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3">
          <table:table-cell table:style-name="ce21" office:value-type="string" calcext:value-type="string">
            <text:p>Tâche 2</text:p>
          </table:table-cell>
          <table:table-cell table:style-name="ce40" office:value-type="string" calcext:value-type="string">
            <text:p>Outils de calcul géométrique en 2D</text:p>
          </table:table-cell>
          <table:table-cell table:style-name="ce22"/>
          <table:table-cell table:style-name="ce42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3">
          <table:table-cell table:style-name="ce21" office:value-type="string" calcext:value-type="string">
            <text:p>Tâche 3</text:p>
          </table:table-cell>
          <table:table-cell table:style-name="ce40" office:value-type="string" calcext:value-type="string">
            <text:p>Extraction du contour externe</text:p>
          </table:table-cell>
          <table:table-cell table:style-name="ce22"/>
          <table:table-cell table:style-name="ce45"/>
          <table:table-cell table:style-name="ce43"/>
          <table:table-cell table:style-name="ce49"/>
          <table:table-cell table:style-name="ce51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3">
          <table:table-cell table:style-name="ce21" office:value-type="string" calcext:value-type="string">
            <text:p>Tâche 4</text:p>
          </table:table-cell>
          <table:table-cell table:style-name="ce40" office:value-type="string" calcext:value-type="string">
            <text:p>Sortie PostScript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3">
          <table:table-cell table:style-name="ce21" office:value-type="string" calcext:value-type="string">
            <text:p>Tâche 5</text:p>
          </table:table-cell>
          <table:table-cell table:style-name="ce40" office:value-type="string" calcext:value-type="string">
            <text:p>Extraction de plusieurs contour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52"/>
          <table:covered-table-cell table:number-columns-repeated="2" table:style-name="Default"/>
          <table:table-cell table:style-name="ce48"/>
          <table:table-cell table:style-name="ce51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3">
          <table:table-cell table:style-name="ce21" office:value-type="string" calcext:value-type="string">
            <text:p>Tâche 6</text:p>
          </table:table-cell>
          <table:table-cell table:style-name="ce40" office:value-type="string" calcext:value-type="string">
            <text:p>Simplification de contour par segment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52"/>
          <table:covered-table-cell table:number-columns-repeated="2" table:style-name="Default"/>
          <table:table-cell table:style-name="ce55"/>
          <table:table-cell table:style-name="ce51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3">
          <table:table-cell table:style-name="ce21" office:value-type="string" calcext:value-type="string">
            <text:p>Tâche 7</text:p>
          </table:table-cell>
          <table:table-cell table:style-name="ce40" office:value-type="string" calcext:value-type="string">
            <text:p>Simplification de contour par courbe de Bézier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49"/>
          <table:table-cell table:style-name="ce48"/>
          <table:table-cell table:style-name="ce51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3">
          <table:table-cell table:style-name="ce21" office:value-type="string" calcext:value-type="string">
            <text:p>Tâche 8</text:p>
          </table:table-cell>
          <table:table-cell table:style-name="ce40" office:value-type="string" calcext:value-type="string">
            <text:p>Tests &amp; comparatif des simplification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51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3">
          <table:table-cell table:style-name="ce21"/>
          <table:table-cell table:style-name="ce40" office:value-type="string" calcext:value-type="string">
            <text:p>Tests et intégration</text:p>
          </table:table-cell>
          <table:table-cell table:style-name="ce43"/>
          <table:table-cell table:style-name="ce47"/>
          <table:table-cell table:style-name="ce48"/>
          <table:table-cell table:style-name="ce47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52"/>
          <table:table-cell table:style-name="ce48"/>
          <table:table-cell table:style-name="ce49"/>
          <table:table-cell table:style-name="ce48"/>
          <table:table-cell table:style-name="ce51"/>
          <table:table-cell table:style-name="Default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3">
          <table:table-cell table:style-name="ce21"/>
          <table:table-cell table:style-name="ce40" office:value-type="string" calcext:value-type="string">
            <text:p>Préparation démo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43"/>
          <table:table-cell table:style-name="ce51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3">
          <table:table-cell table:style-name="Default"/>
          <table:table-cell table:style-name="ce40" office:value-type="string" calcext:value-type="string">
            <text:p>Démo finale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43"/>
          <table:table-cell table:style-name="ce47"/>
          <table:table-cell table:style-name="ce48"/>
          <table:table-cell table:style-name="ce47"/>
          <table:table-cell table:style-name="ce48"/>
          <table:table-cell table:style-name="ce51"/>
          <table:table-cell table:number-columns-repeated="988"/>
        </table:table-row>
        <table:table-row table:style-name="ro2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agrammeGanttReel" table:style-name="ta4">
        <office:forms form:automatic-focus="false" form:apply-design-mode="false"/>
        <table:table-column table:style-name="co8" table:number-columns-repeated="2" table:default-cell-style-name="ce20"/>
        <table:table-column table:style-name="co9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23"/>
          <table:table-cell table:style-name="ce25"/>
          <table:table-cell table:style-name="ce58" office:value-type="string" calcext:value-type="string" table:number-columns-spanned="2" table:number-rows-spanned="1">
            <text:p>s3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s4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s5</text:p>
          </table:table-cell>
          <table:covered-table-cell table:style-name="ce58"/>
          <table:table-cell table:style-name="ce61" office:value-type="string" calcext:value-type="string" table:number-columns-spanned="2" table:number-rows-spanned="1">
            <text:p>s6</text:p>
          </table:table-cell>
          <table:covered-table-cell table:style-name="ce61"/>
          <table:table-cell table:style-name="ce58" office:value-type="string" calcext:value-type="string" table:number-columns-spanned="2" table:number-rows-spanned="1">
            <text:p>s7</text:p>
          </table:table-cell>
          <table:covered-table-cell table:style-name="ce58"/>
          <table:table-cell table:style-name="ce61" office:value-type="string" calcext:value-type="string" table:number-columns-spanned="2" table:number-rows-spanned="1">
            <text:p>s8</text:p>
          </table:table-cell>
          <table:covered-table-cell table:style-name="ce61"/>
          <table:table-cell table:style-name="ce58" office:value-type="string" calcext:value-type="string" table:number-columns-spanned="2" table:number-rows-spanned="1">
            <text:p>s9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s10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s11</text:p>
          </table:table-cell>
          <table:covered-table-cell table:style-name="ce58"/>
          <table:table-cell table:style-name="ce61" office:value-type="string" calcext:value-type="string" table:number-columns-spanned="2" table:number-rows-spanned="1">
            <text:p>s12</text:p>
          </table:table-cell>
          <table:covered-table-cell table:style-name="ce61"/>
          <table:table-cell table:style-name="ce58" office:value-type="string" calcext:value-type="string" table:number-columns-spanned="2" table:number-rows-spanned="1">
            <text:p>s13</text:p>
          </table:table-cell>
          <table:covered-table-cell table:style-name="ce58"/>
          <table:table-cell table:style-name="ce61" office:value-type="string" calcext:value-type="string" table:number-columns-spanned="2" table:number-rows-spanned="1">
            <text:p>s14</text:p>
          </table:table-cell>
          <table:covered-table-cell table:style-name="ce61"/>
          <table:table-cell table:style-name="ce58" office:value-type="string" calcext:value-type="string" table:number-columns-spanned="2" table:number-rows-spanned="1">
            <text:p>s15</text:p>
          </table:table-cell>
          <table:covered-table-cell table:style-name="ce58"/>
          <table:table-cell table:style-name="ce61" office:value-type="string" calcext:value-type="string" table:number-columns-spanned="2" table:number-rows-spanned="1">
            <text:p>s16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s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s18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s19</text:p>
          </table:table-cell>
          <table:covered-table-cell table:style-name="ce61"/>
          <table:table-cell table:number-columns-repeated="988"/>
        </table:table-row>
        <table:table-row table:style-name="ro3">
          <table:table-cell table:style-name="ce24" office:value-type="string" calcext:value-type="string">
            <text:p>Tâche 1</text:p>
          </table:table-cell>
          <table:table-cell table:style-name="ce26" office:value-type="string" calcext:value-type="string">
            <text:p>Image PBM text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62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62" office:value-type="string" calcext:value-type="string" table:number-columns-spanned="2" table:number-rows-spanned="11">
            <text:p>SEMAINE DES PARTIELS</text:p>
          </table:table-cell>
          <table:covered-table-cell table:style-name="ce6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62" office:value-type="string" calcext:value-type="string" table:number-columns-spanned="2" table:number-rows-spanned="11">
            <text:p>VACANCES PRINTEMPS</text:p>
          </table:table-cell>
          <table:covered-table-cell table:style-name="ce62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3">
          <table:table-cell table:style-name="ce24" office:value-type="string" calcext:value-type="string">
            <text:p>Tâche 2</text:p>
          </table:table-cell>
          <table:table-cell table:style-name="ce26" office:value-type="string" calcext:value-type="string">
            <text:p>Outils de calcul géométrique en 2D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3">
          <table:table-cell table:style-name="ce24" office:value-type="string" calcext:value-type="string">
            <text:p>Tâche 3</text:p>
          </table:table-cell>
          <table:table-cell table:style-name="ce26" office:value-type="string" calcext:value-type="string">
            <text:p>Extraction du contour extern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3">
          <table:table-cell table:style-name="ce24" office:value-type="string" calcext:value-type="string">
            <text:p>Tâche 4</text:p>
          </table:table-cell>
          <table:table-cell table:style-name="ce26" office:value-type="string" calcext:value-type="string">
            <text:p>Sortie PostScript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3">
          <table:table-cell table:style-name="ce24" office:value-type="string" calcext:value-type="string">
            <text:p>Tâche 5</text:p>
          </table:table-cell>
          <table:table-cell table:style-name="ce26" office:value-type="string" calcext:value-type="string">
            <text:p>Extraction de plusieurs contour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3">
          <table:table-cell table:style-name="ce24" office:value-type="string" calcext:value-type="string">
            <text:p>Tâche 6</text:p>
          </table:table-cell>
          <table:table-cell table:style-name="ce26" office:value-type="string" calcext:value-type="string">
            <text:p>Simplification par segment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3">
          <table:table-cell table:style-name="ce24" office:value-type="string" calcext:value-type="string">
            <text:p>Tâche 7</text:p>
          </table:table-cell>
          <table:table-cell table:style-name="ce26" office:value-type="string" calcext:value-type="string">
            <text:p>Simplification par courbes de Bézier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3">
          <table:table-cell table:style-name="ce24" office:value-type="string" calcext:value-type="string">
            <text:p>Tâche 8</text:p>
          </table:table-cell>
          <table:table-cell table:style-name="ce40" office:value-type="string" calcext:value-type="string">
            <text:p>Tests de performanc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3">
          <table:table-cell table:style-name="ce24" office:value-type="string" calcext:value-type="string">
            <text:p>Tâche 9</text:p>
          </table:table-cell>
          <table:table-cell table:style-name="ce26" office:value-type="string" calcext:value-type="string">
            <text:p>Tests et intégration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3">
          <table:table-cell table:style-name="ce24" office:value-type="string" calcext:value-type="string">
            <text:p>Tâche 10</text:p>
          </table:table-cell>
          <table:table-cell table:style-name="ce26" office:value-type="string" calcext:value-type="string">
            <text:p>Préparation démo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3">
          <table:table-cell table:style-name="ce24"/>
          <table:table-cell table:style-name="ce26" office:value-type="string" calcext:value-type="string">
            <text:p>Démo finale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2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3">
          <table:table-cell table:style-name="ce23"/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DeBord" table:style-name="ta3">
        <office:forms form:automatic-focus="false" form:apply-design-mode="false"/>
        <table:table-column table:style-name="co4" table:default-cell-style-name="ce64"/>
        <table:table-column table:style-name="co5" table:default-cell-style-name="ce64"/>
        <table:table-column table:style-name="co6" table:number-columns-repeated="2" table:default-cell-style-name="ce64"/>
        <table:table-column table:style-name="co5" table:number-columns-repeated="3" table:default-cell-style-name="ce64"/>
        <table:table-column table:style-name="co3" table:number-columns-repeated="250" table:default-cell-style-name="ce64"/>
        <table:table-column table:style-name="co3" table:number-columns-repeated="767" table:default-cell-style-name="Default"/>
        <table:table-row table:style-name="ro4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1017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DeBord_Exemple" table:style-name="ta5">
        <office:forms form:automatic-focus="false" form:apply-design-mode="false"/>
        <table:table-column table:style-name="co4" table:default-cell-style-name="ce64"/>
        <table:table-column table:style-name="co10" table:default-cell-style-name="ce64"/>
        <table:table-column table:style-name="co6" table:number-columns-repeated="2" table:default-cell-style-name="ce38"/>
        <table:table-column table:style-name="co11" table:default-cell-style-name="ce64"/>
        <table:table-column table:style-name="co12" table:default-cell-style-name="ce64"/>
        <table:table-column table:style-name="co5" table:default-cell-style-name="ce64"/>
        <table:table-column table:style-name="co3" table:number-columns-repeated="250" table:default-cell-style-name="ce64"/>
        <table:table-column table:style-name="co3" table:number-columns-repeated="767" table:default-cell-style-name="Default"/>
        <table:table-row table:style-name="ro6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1017"/>
        </table:table-row>
        <table:table-row table:style-name="ro6">
          <table:table-cell table:style-name="ce63" table:number-columns-repeated="2"/>
          <table:table-cell table:style-name="ce37" office:value-type="string" calcext:value-type="string">
            <text:p>TACHE 1</text:p>
          </table:table-cell>
          <table:table-cell table:style-name="ce63" table:number-columns-repeated="4"/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39"/>
          <table:table-cell table:number-columns-repeated="2"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Programme de test du point 1 : OK</text:p>
          </table:table-cell>
          <table:table-cell table:style-name="ce39"/>
          <table:table-cell table:number-columns-repeated="2"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36" office:value-type="date" office:date-value="2021-01-26" calcext:value-type="date">
            <text:p>26/01/2021</text:p>
          </table:table-cell>
          <table:table-cell table:style-name="ce36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7">
          <table:table-cell/>
          <table:table-cell table:style-name="ce36"/>
          <table:table-cell table:style-name="ce37" office:value-type="string" calcext:value-type="string">
            <text:p>TACHE 2</text:p>
          </table:table-cell>
          <table:table-cell/>
          <table:table-cell table:style-name="ce36" table:number-columns-repeated="2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36" office:value-type="date" office:date-value="2021-01-26" calcext:value-type="date">
            <text:p>26/01/2021</text:p>
          </table:table-cell>
          <table:table-cell table:style-name="ce36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5:04:51.013152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afran </meta:initial-creator>
    <meta:creation-date>2012-01-19T10:11:01</meta:creation-date>
    <dc:date>2021-01-12T15:08:15.553353644</dc:date>
    <meta:editing-cycles>32</meta:editing-cycles>
    <meta:editing-duration>PT4H42M14S</meta:editing-duration>
    <meta:generator>LibreOffice/6.0.7.3$Linux_X86_64 LibreOffice_project/00m0$Build-3</meta:generator>
    <meta:document-statistic meta:table-count="4" meta:cell-count="132" meta:object-count="0"/>
  </office:meta>
</office:document-meta>
</file>